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top"/>
    </style:style>
    <style:style style:name="gr2" style:family="graphic" style:parent-style-name="standard">
      <style:graphic-properties draw:fill-color="#ccffff" draw:textarea-horizontal-align="center" draw:textarea-vertical-align="top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fill-color="#99cc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445cm" svg:height="5.207cm" svg:x="1.254cm" svg:y="1.254cm">
          <text:p text:style-name="P1"><text:span text:style-name="T1">Application</text:span></text:p>
        </draw:rect>
        <draw:rect draw:style-name="gr2" draw:text-style-name="P2" draw:layer="layout" svg:width="7.493cm" svg:height="5.207cm" svg:x="7.223cm" svg:y="1.254cm">
          <text:p text:style-name="P2"><text:span text:style-name="T1">Bossa</text:span></text:p>
        </draw:rect>
        <draw:rect draw:style-name="gr3" draw:text-style-name="P3" draw:layer="layout" svg:width="3.683cm" svg:height="0.889cm" svg:x="1.635cm" svg:y="2.016cm">
          <text:p text:style-name="P3"><text:span text:style-name="T2">job creation script</text:span></text:p>
        </draw:rect>
        <draw:rect draw:style-name="gr3" draw:text-style-name="P3" draw:layer="layout" svg:width="3.683cm" svg:height="2.794cm" svg:x="1.635cm" svg:y="3.286cm">
          <text:p text:style-name="P3"><text:span text:style-name="T2">callback functions</text:span></text:p>
          <text:p text:style-name="P3"><text:span text:style-name="T2"/></text:p>
          <text:p text:style-name="P4"><text:span text:style-name="T3">job_show()</text:span></text:p>
          <text:p text:style-name="P4"><text:span text:style-name="T3">job_issued()</text:span></text:p>
          <text:p text:style-name="P4"><text:span text:style-name="T3">job_finished()</text:span></text:p>
          <text:p text:style-name="P4"><text:span text:style-name="T3">job_timed_out()</text:span></text:p>
          <text:p text:style-name="P4"><text:span text:style-name="T3"/></text:p>
        </draw:rect>
        <draw:rect draw:style-name="gr4" draw:text-style-name="P3" draw:layer="layout" svg:width="4.08cm" svg:height="0.762cm" svg:x="7.477cm" svg:y="2.27cm">
          <text:p text:style-name="P3"><text:span text:style-name="T2">bossa_show_job.php</text:span></text:p>
        </draw:rect>
        <draw:rect draw:style-name="gr4" draw:text-style-name="P3" draw:layer="layout" svg:width="4.08cm" svg:height="0.762cm" svg:x="7.477cm" svg:y="3.413cm">
          <text:p text:style-name="P3"><text:span text:style-name="T2">bossa_job_finished.php</text:span></text:p>
        </draw:rect>
        <draw:rect draw:style-name="gr4" draw:text-style-name="P3" draw:layer="layout" svg:width="4.08cm" svg:height="1.524cm" svg:x="7.477cm" svg:y="4.556cm">
          <text:p text:style-name="P3"><text:span text:style-name="T2">Bossa API</text:span></text:p>
        </draw:rect>
        <draw:custom-shape draw:style-name="gr5" draw:text-style-name="P2" draw:layer="layout" svg:width="2.413cm" svg:height="2.159cm" svg:x="11.922cm" svg:y="2.90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5" draw:layer="layout" svg:x1="7.35cm" svg:y1="2.651cm" svg:x2="5.318cm" svg:y2="4.048cm">
          <text:p/>
        </draw:line>
        <draw:line draw:style-name="gr6" draw:text-style-name="P5" draw:layer="layout" svg:x1="5.318cm" svg:y1="4.937cm" svg:x2="7.477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20.904cm" fo:margin-left="0cm" fo:margin-right="5.62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David Anderson</meta:initial-creator>
    <meta:creation-date>2008-07-29T13:53:51</meta:creation-date>
    <dc:creator>David Anderson</dc:creator>
    <dc:date>2008-07-30T13:56:15</dc:date>
    <meta:editing-cycles>3</meta:editing-cycles>
    <meta:editing-duration>P1DT0H2M3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